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 serif" svg:font-family="'Sans serif'" style:font-family-generic="swiss"/>
  </office:font-face-decls>
  <office:automatic-styles>
    <style:style style:name="P1" style:family="paragraph" style:parent-style-name="Standard">
      <style:text-properties style:font-name="Sans serif" fo:font-size="10pt" officeooo:rsid="00078e18" officeooo:paragraph-rsid="00078e18" style:font-size-asian="10pt" style:font-size-complex="10pt"/>
    </style:style>
    <style:style style:name="P2" style:family="paragraph" style:parent-style-name="Standard">
      <style:text-properties style:font-name="Sans serif" fo:font-size="10pt" officeooo:rsid="0007c9d9" officeooo:paragraph-rsid="0007c9d9" style:font-size-asian="10pt" style:font-size-complex="10pt"/>
    </style:style>
    <style:style style:name="P3" style:family="paragraph" style:parent-style-name="Standard">
      <style:text-properties style:font-name="Sans serif" fo:font-size="10pt" officeooo:rsid="000aed09" officeooo:paragraph-rsid="000aed09" style:font-size-asian="10pt" style:font-size-complex="10pt"/>
    </style:style>
    <style:style style:name="P4" style:family="paragraph" style:parent-style-name="Standard">
      <style:paragraph-properties fo:text-align="center" style:justify-single-word="false"/>
      <style:text-properties style:font-name="Sans serif" fo:font-size="10pt" officeooo:rsid="000aed09" officeooo:paragraph-rsid="000aed09" style:font-size-asian="10pt" style:font-size-complex="10pt"/>
    </style:style>
    <style:style style:name="P5" style:family="paragraph" style:parent-style-name="Standard">
      <style:paragraph-properties fo:text-align="start" style:justify-single-word="false"/>
      <style:text-properties style:font-name="Sans serif" fo:font-size="10pt" officeooo:rsid="000aed09" officeooo:paragraph-rsid="000aed09" style:font-size-asian="10pt" style:font-size-complex="10pt"/>
    </style:style>
    <style:style style:name="P6" style:family="paragraph" style:parent-style-name="Standard">
      <style:text-properties style:font-name="Sans serif" fo:font-size="10pt" officeooo:rsid="000cb674" officeooo:paragraph-rsid="000cb674" style:font-size-asian="10pt" style:font-size-complex="10pt"/>
    </style:style>
    <style:style style:name="P7" style:family="paragraph" style:parent-style-name="Standard">
      <style:paragraph-properties fo:text-align="center" style:justify-single-word="false"/>
      <style:text-properties fo:color="#729fcf" loext:opacity="100%" style:font-name="Sans serif" fo:font-size="10pt" fo:font-style="italic" officeooo:rsid="00078e18" officeooo:paragraph-rsid="00078e18" style:font-size-asian="10pt" style:font-style-asian="italic" style:font-size-complex="10pt" style:font-style-complex="italic"/>
    </style:style>
    <style:style style:name="P8" style:family="paragraph" style:parent-style-name="Standard">
      <style:text-properties fo:color="#2a6099" loext:opacity="100%" style:font-name="Sans serif" fo:font-size="10pt" fo:font-weight="bold" officeooo:rsid="00078e18" officeooo:paragraph-rsid="00078e18" style:font-size-asian="10pt" style:font-weight-asian="bold" style:font-size-complex="10pt" style:font-weight-complex="bold"/>
    </style:style>
    <style:style style:name="P9" style:family="paragraph" style:parent-style-name="Standard">
      <style:text-properties fo:color="#2a6099" loext:opacity="100%" style:font-name="Sans serif" fo:font-size="10pt" fo:font-weight="bold" officeooo:rsid="0007c9d9" officeooo:paragraph-rsid="0007c9d9" style:font-size-asian="10pt" style:font-weight-asian="bold" style:font-size-complex="10pt" style:font-weight-complex="bold"/>
    </style:style>
    <style:style style:name="P10" style:family="paragraph" style:parent-style-name="Standard">
      <style:text-properties fo:color="#2a6099" loext:opacity="100%" style:font-name="Sans serif" fo:font-size="10pt" fo:font-weight="bold" officeooo:rsid="000aed09" officeooo:paragraph-rsid="000aed09" style:font-size-asian="10pt" style:font-weight-asian="bold" style:font-size-complex="10pt" style:font-weight-complex="bold"/>
    </style:style>
    <style:style style:name="P11" style:family="paragraph" style:parent-style-name="Standard">
      <style:text-properties fo:color="#2a6099" loext:opacity="100%" style:font-name="Sans serif" fo:font-size="10pt" fo:font-weight="bold" officeooo:rsid="000cb674" officeooo:paragraph-rsid="000cb674" style:font-size-asian="10pt" style:font-weight-asian="bold" style:font-size-complex="10pt" style:font-weight-complex="bold"/>
    </style:style>
    <style:style style:name="P12" style:family="paragraph" style:parent-style-name="Standard">
      <style:paragraph-properties fo:text-align="center" style:justify-single-word="false"/>
      <style:text-properties fo:color="#5b277d" loext:opacity="100%" style:font-name="Sans serif" fo:font-size="18pt" fo:font-style="normal" fo:font-weight="normal" officeooo:rsid="00078e18" officeooo:paragraph-rsid="00078e18" style:font-size-asian="18pt" style:font-style-asian="normal" style:font-weight-asian="normal" style:font-size-complex="18pt" style:font-style-complex="normal" style:font-weight-complex="normal"/>
    </style:style>
    <style:style style:name="T1" style:family="text">
      <style:text-properties officeooo:rsid="00091aa5"/>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091aa5"/>
    </style:style>
    <style:style style:name="T5" style:family="text">
      <style:text-properties officeooo:rsid="000e0a73"/>
    </style:style>
    <style:style style:name="T6" style:family="text">
      <style:text-properties fo:font-size="10pt" style:font-size-asian="10pt" style:font-size-complex="10pt"/>
    </style:style>
    <style:style style:name="T7" style:family="text">
      <style:text-properties fo:font-size="10pt" officeooo:rsid="00091aa5" style:font-size-asian="10pt" style:font-size-complex="10pt"/>
    </style:style>
    <style:style style:name="T8" style:family="text">
      <style:text-properties fo:font-size="10pt" fo:font-weight="bold" style:font-size-asian="10pt" style:font-weight-asian="bold" style:font-size-complex="10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Projet Déveloper Chatbox App Sécurité</text:p>
      <text:p text:style-name="P1"/>
      <text:p text:style-name="P7">Viet NGUYEN -- L3B -- 20006303</text:p>
      <text:p text:style-name="P1"/>
      <text:p text:style-name="P1"/>
      <text:p text:style-name="P2"><text:tab/>L’<text:span text:style-name="T1">O</text:span>bjectif est de créer une application de chat de base avec une interface simple utilisant la bibliothèque ‘<text:span text:style-name="T2">tkinter</text:span>’ et un serveur utilisant ‘<text:span text:style-name="T2">socket</text:span>’ avec les idées pour développer des systèmes de sécurité supplémentaires suivants:</text:p>
      <text:p text:style-name="P1"/>
      <text:p text:style-name="P8">1) <text:s/><text:span text:style-name="T3">Crypter les messages avant de les envoyer:</text:span></text:p>
      <text:p text:style-name="P1"><text:tab/>- Utilisez des algorithmes de chiffrement tels que AES ou RSA pour chiffrer les messages avant de les envoyer du client au serveur et les décrypter lors de la réception des messages.</text:p>
      <text:p text:style-name="P1"><text:tab/>- Il doit y avoir un mécanisme pour échanger en toute sécurité les clés de chiffrement entre le client et le serveur.</text:p>
      <text:p text:style-name="P1"/>
      <text:p text:style-name="P1"/>
      <text:p text:style-name="P9">2) <text:s/><text:span text:style-name="T4">Cryptage de connexion:</text:span></text:p>
      <text:p text:style-name="P2"><text:tab/>- <text:span text:style-name="T1">Utilisez SSL/TLS pour crypter la connexion entre le client et le serveur. Cela garanti que les messages ne sont pas capturés et lus en ligne.</text:span></text:p>
      <text:p text:style-name="P1"/>
      <text:p text:style-name="P1"/>
      <text:p text:style-name="P10">3) <text:span text:style-name="T3">Authentification d’utilisateur:</text:span></text:p>
      <text:p text:style-name="P3"><text:tab/>- Ajoutez un système de connexion qui permet l’authentification des utilisateurs. Cela fournit une couche de sécurité supplémentaire et permet d’empecher d’autres utilisateurs malveillants.</text:p>
      <text:p text:style-name="P3"/>
      <text:p text:style-name="P3"/>
      <text:p text:style-name="P11">4) <text:span text:style-name="T3">Stockage des messages:</text:span></text:p>
      <text:p text:style-name="P6"><text:tab/>- Archiver des messages, assure<text:span text:style-name="T5">r</text:span> qu’ils sont cryptés avant de les enregistrer dans la base de données.</text:p>
      <text:p text:style-name="P3"/>
      <text:p text:style-name="P3"/>
      <text:p text:style-name="P3"/>
      <text:p text:style-name="P4">-----------------------------------------------------------------------------------------------</text:p>
      <text:p text:style-name="P5"/>
      <text:p text:style-name="P5"/>
      <text:p text:style-name="P5"/>
      <text:p text:style-name="P5"/>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 serif" svg:font-family="'Sans serif'"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1T15:17:53.446087338</meta:creation-date>
    <meta:generator>LibreOffice/7.3.7.2$Linux_X86_64 LibreOffice_project/30$Build-2</meta:generator>
    <dc:date>2023-11-01T15:52:31.297862917</dc:date>
    <meta:editing-duration>PT24M6S</meta:editing-duration>
    <meta:editing-cycles>8</meta:editing-cycles>
    <meta:document-statistic meta:table-count="0" meta:image-count="0" meta:object-count="0" meta:page-count="1" meta:paragraph-count="13" meta:word-count="186" meta:character-count="1264" meta:non-whitespace-character-count="1083"/>
  </office:meta>
</office:document-meta>
</file>